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6736" calcext:value-type="float">
            <text:p>142.2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2272" calcext:value-type="float">
            <text:p>145.4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768" calcext:value-type="float">
            <text:p>137.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3144" calcext:value-type="float">
            <text:p>134.8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4248" calcext:value-type="float">
            <text:p>131.5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464" calcext:value-type="float">
            <text:p>128.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1144" calcext:value-type="float">
            <text:p>126.5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4352" calcext:value-type="float">
            <text:p>120.1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044" calcext:value-type="float">
            <text:p>133.0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01117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18" calcext:value-type="float">
            <text:p>132.5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